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4.83cm" fo:min-width="5.31cm"/>
      <style:paragraph-properties style:writing-mode="lr-tb"/>
    </style:style>
    <style:style style:name="gr2" style:family="graphic" style:parent-style-name="Component">
      <style:graphic-properties draw:textarea-horizontal-align="justify" draw:textarea-vertical-align="top" draw:auto-grow-height="false" fo:min-height="2.925cm" fo:min-width="6.485cm"/>
      <style:paragraph-properties style:writing-mode="lr-tb"/>
    </style:style>
    <style:style style:name="gr3" style:family="graphic" style:parent-style-name="Component">
      <style:graphic-properties draw:textarea-horizontal-align="justify" draw:textarea-vertical-align="top" draw:auto-grow-height="false" fo:min-height="4.83cm" fo:min-width="6.485cm"/>
      <style:paragraph-properties style:writing-mode="lr-tb"/>
    </style:style>
    <style:style style:name="gr4" style:family="graphic" style:parent-style-name="Component">
      <style:graphic-properties draw:textarea-horizontal-align="justify" draw:textarea-vertical-align="top" draw:auto-grow-height="false" fo:min-height="4.195cm" fo:min-width="6.485cm"/>
      <style:paragraph-properties style:writing-mode="lr-tb"/>
    </style:style>
    <style:style style:name="gr5" style:family="graphic" style:parent-style-name="text-property">
      <style:graphic-properties fo:min-height="1.223cm"/>
      <style:paragraph-properties style:writing-mode="lr-tb"/>
    </style:style>
    <style:style style:name="gr6" style:family="graphic" style:parent-style-name="text-property">
      <style:graphic-properties fo:min-height="2.925cm"/>
      <style:paragraph-properties style:writing-mode="lr-tb"/>
    </style:style>
    <style:style style:name="gr7" style:family="graphic" style:parent-style-name="text-property">
      <style:graphic-properties fo:min-height="2.501cm"/>
      <style:paragraph-properties style:writing-mode="lr-tb"/>
    </style:style>
    <style:style style:name="gr8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9" style:family="graphic" style:parent-style-name="text-property">
      <style:graphic-properties fo:min-height="0.925cm"/>
      <style:paragraph-properties style:writing-mode="lr-tb"/>
    </style:style>
    <style:style style:name="gr10" style:family="graphic" style:parent-style-name="Component_20_Hierarchy_20_Lines">
      <style:graphic-properties draw:textarea-horizontal-align="center" draw:textarea-vertical-align="middle"/>
      <style:paragraph-properties style:writing-mode="lr-tb"/>
    </style:style>
    <style:style style:name="gr11" style:family="graphic" style:parent-style-name="Store">
      <style:graphic-properties fo:min-height="1.655cm" fo:min-width="3.945cm"/>
      <style:paragraph-properties style:writing-mode="lr-tb"/>
    </style:style>
    <style:style style:name="gr12" style:family="graphic" style:parent-style-name="Store">
      <style:graphic-properties fo:min-height="1.655cm" fo:min-width="5.215cm"/>
      <style:paragraph-properties style:writing-mode="lr-tb"/>
    </style:style>
    <style:style style:name="gr13" style:family="graphic" style:parent-style-name="Component">
      <style:graphic-properties draw:textarea-horizontal-align="justify" draw:textarea-vertical-align="top" draw:auto-grow-height="false" fo:min-height="1.655cm" fo:min-width="6.4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81cm" svg:height="5.08cm" svg:x="13.7cm" svg:y="9.89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.985cm" svg:height="3.175cm" svg:x="4.175cm" svg:y="6.715cm">
          <text:p text:style-name="P2">Compil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985cm" svg:height="5.08cm" svg:x="4.175cm" svg:y="12.43cm">
          <text:p text:style-name="P2">Track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6.985cm" svg:height="4.445cm" svg:x="4.175cm" svg:y="20.685cm">
          <text:p text:style-name="P2">CueButton, CueLevelEditor</text:p>
          <draw:enhanced-geometry svg:viewBox="0 0 21600 21600" draw:type="rectangle" draw:enhanced-path="M 0 0 L 21600 0 21600 21600 0 21600 0 0 Z N"/>
        </draw:custom-shape>
        <draw:frame draw:style-name="gr5" draw:text-style-name="P1" xml:id="id3" draw:id="id3" draw:layer="layout" svg:width="5.08cm" svg:height="1.473cm" svg:x="4.81cm" svg:y="7.782cm">
          <draw:text-box>
            <text:p>Id, Type, MediaPath, Title, Url, Tracks</text:p>
          </draw:text-box>
        </draw:frame>
        <draw:frame draw:style-name="gr6" draw:text-style-name="P1" xml:id="id1" draw:id="id1" draw:layer="layout" svg:width="3.175cm" svg:height="3.175cm" svg:x="7.35cm" svg:y="13.065cm">
          <draw:text-box>
            <text:p>Id, Name, Artist, Album, Url, Duration, Volume, Cues</text:p>
          </draw:text-box>
        </draw:frame>
        <draw:frame draw:style-name="gr7" draw:text-style-name="P1" xml:id="id7" draw:id="id7" draw:layer="layout" svg:width="3.175cm" svg:height="2.751cm" svg:x="7.35cm" svg:y="21.744cm">
          <draw:text-box>
            <text:p>Id</text:p>
            <text:p>Description</text:p>
            <text:p>Time</text:p>
            <text:p>Shortcut</text:p>
            <text:p>Duration</text:p>
          </draw:text-box>
        </draw:frame>
        <draw:connector draw:style-name="gr8" draw:text-style-name="P2" draw:layer="layout" draw:type="curve" svg:x1="10.525cm" svg:y1="14.652cm" svg:x2="13.7cm" svg:y2="12.43cm" draw:start-shape="id1" draw:start-glue-point="1" draw:end-shape="id2" draw:end-glue-point="3" svg:d="M10525 14652c2401 0 814-2222 3175-2222" svg:viewBox="0 0 3176 2223">
          <text:p text:style-name="P3">Update <text:s text:c="11"/></text:p>
        </draw:connector>
        <draw:connector draw:style-name="gr8" draw:text-style-name="P2" draw:layer="layout" draw:type="curve" svg:x1="9.89cm" svg:y1="8.518cm" svg:x2="13.7cm" svg:y2="12.43cm" draw:start-shape="id3" draw:start-glue-point="1" draw:end-shape="id2" draw:end-glue-point="3" svg:d="M9890 8518c2877 0 972 3912 3810 3912" svg:viewBox="0 0 3811 3913">
          <text:p text:style-name="P3">Update <text:s text:c="24"/></text:p>
        </draw:connector>
        <draw:frame draw:style-name="gr9" draw:text-style-name="P1" draw:layer="layout" svg:width="5.08cm" svg:height="1.175cm" svg:x="14.335cm" svg:y="11.16cm">
          <draw:text-box>
            <text:p>selectedCueId</text:p>
          </draw:text-box>
        </draw:frame>
        <draw:connector draw:style-name="gr10" draw:text-style-name="P2" draw:layer="layout" draw:type="curve" svg:x1="7.667cm" svg:y1="17.51cm" svg:x2="7.667cm" svg:y2="20.685cm" draw:start-shape="id4" draw:start-glue-point="2" draw:end-shape="id5" draw:end-glue-point="0" svg:d="M7667 17510v3175" svg:viewBox="0 0 1 3176">
          <text:p text:style-name="P3">Cues</text:p>
        </draw:connector>
        <draw:connector draw:style-name="gr10" draw:text-style-name="P2" draw:layer="layout" draw:type="curve" svg:x1="7.667cm" svg:y1="9.89cm" svg:x2="7.667cm" svg:y2="12.43cm" draw:start-shape="id6" draw:start-glue-point="2" draw:end-shape="id4" draw:end-glue-point="0" svg:d="M7667 9890v2540" svg:viewBox="0 0 1 2541">
          <text:p text:style-name="P3">Tracks</text:p>
        </draw:connector>
        <draw:custom-shape draw:style-name="gr11" draw:text-style-name="P1" xml:id="id8" draw:id="id8" draw:layer="layout" svg:width="4.445cm" svg:height="1.905cm" svg:x="1cm" svg:y="3.54cm">
          <text:p text:style-name="P1">SETTINGS Stor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8.937cm" svg:y1="16.24cm" svg:x2="8.937cm" svg:y2="21.744cm" draw:start-shape="id1" draw:start-glue-point="2" draw:end-shape="id7" draw:end-glue-point="0" svg:d="M8937 16240v5504" svg:viewBox="0 0 1 5505">
          <text:p text:style-name="P3">Provide/Inject </text:p>
          <text:p text:style-name="P3">or via Props:</text:p>
          <text:p text:style-name="P3">Meter</text:p>
          <text:p text:style-name="P3">currentPosition</text:p>
        </draw:connector>
        <draw:custom-shape draw:style-name="gr12" draw:text-style-name="P1" draw:layer="layout" svg:width="5.715cm" svg:height="1.905cm" svg:x="13.7cm" svg:y="17.51cm">
          <text:p text:style-name="P1">AUDIO Store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6.985cm" svg:height="1.905cm" svg:x="4.175cm" svg:y="1cm">
          <text:p text:style-name="P2">App.vu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3.222cm" svg:y1="3.54cm" svg:x2="4.175cm" svg:y2="1.952cm" draw:start-shape="id8" draw:start-glue-point="0" draw:end-shape="id9" draw:end-glue-point="3" svg:d="M3222 3540c0-1059 317-1588 953-1588" svg:viewBox="0 0 954 1589">
          <text:p text:style-name="P3">use</text:p>
        </draw:connector>
        <draw:connector draw:style-name="gr8" draw:text-style-name="P2" draw:layer="layout" draw:type="curve" svg:x1="3.222cm" svg:y1="5.445cm" svg:x2="4.175cm" svg:y2="8.302cm" draw:start-shape="id8" draw:start-glue-point="2" draw:end-shape="id6" draw:end-glue-point="3" svg:d="M3222 5445c0 1905 317 2857 953 2857" svg:viewBox="0 0 954 2858">
          <text:p text:style-name="P3">use</text:p>
        </draw:connector>
        <draw:connector draw:style-name="gr8" draw:text-style-name="P2" draw:layer="layout" draw:type="curve" svg:x1="3.222cm" svg:y1="5.445cm" svg:x2="4.175cm" svg:y2="14.97cm" draw:start-shape="id8" draw:start-glue-point="2" draw:end-shape="id4" draw:end-glue-point="3" svg:d="M3222 5445c0 6350 317 9525 953 9525" svg:viewBox="0 0 954 9526">
          <text:p text:style-name="P3">use</text:p>
        </draw:connector>
        <draw:connector draw:style-name="gr8" draw:text-style-name="P2" draw:layer="layout" draw:type="curve" svg:x1="3.222cm" svg:y1="5.445cm" svg:x2="4.175cm" svg:y2="22.907cm" draw:start-shape="id8" draw:start-glue-point="2" draw:end-shape="id5" draw:end-glue-point="3" svg:d="M3222 5445c0 11642 317 17462 953 17462" svg:viewBox="0 0 954 17463">
          <text:p text:style-name="P3">use</text:p>
        </draw:connector>
        <draw:connector draw:style-name="gr10" draw:text-style-name="P2" draw:layer="layout" draw:type="curve" svg:x1="7.667cm" svg:y1="2.905cm" svg:x2="7.667cm" svg:y2="6.715cm" draw:start-shape="id9" draw:start-glue-point="2" draw:end-shape="id6" draw:end-glue-point="0" svg:d="M7667 2905v3810" svg:viewBox="0 0 1 3811">
          <text:p text:style-name="P3">Compilation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.051cm" draw:marker-start-width="0.381cm" draw:marker-end-width="0.381cm" draw:fill="none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acb20c" draw:fill-gradient-name="Gradient_20_1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4-04-20T20:49:34.473142786</dc:date>
    <meta:editing-duration>PT6H21M47S</meta:editing-duration>
    <meta:editing-cycles>45</meta:editing-cycles>
    <meta:generator>LibreOffice/7.3.7.2$Linux_X86_64 LibreOffice_project/30$Build-2</meta:generator>
    <meta:document-statistic meta:object-count="21"/>
  </office:meta>
</office:document-meta>
</file>